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Monospace" fo:font-size="8pt" style:font-name-asian="Monospace" style:font-size-asian="8pt" style:font-name-complex="Monospace" style:font-size-complex="8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style:font-name-asian="Monospace" style:font-name-complex="Monospace"/>
    </style:style>
    <style:style style:name="T4" style:family="text">
      <style:text-properties fo:color="#2a00ff"/>
    </style:style>
    <style:style style:name="T5" style:family="text">
      <style:text-properties fo:color="#008080"/>
    </style:style>
    <style:style style:name="T6" style:family="text">
      <style:text-properties fo:color="#008080" style:font-name="Monospace" fo:font-size="10pt" style:font-name-asian="Monospace" style:font-size-asian="10pt" style:font-name-complex="Monospace" style:font-size-complex="10pt"/>
    </style:style>
    <style:style style:name="T7" style:family="text">
      <style:text-properties fo:color="#008080" style:font-name="Monospace" style:font-name-asian="Monospace" style:font-name-complex="Monospace"/>
    </style:style>
    <style:style style:name="T8" style:family="text">
      <style:text-properties fo:color="#3f7f7f"/>
    </style:style>
    <style:style style:name="T9" style:family="text">
      <style:text-properties fo:color="#3f7f7f" style:font-name="Monospace" fo:font-size="10pt" style:font-name-asian="Monospace" style:font-size-asian="10pt" style:font-name-complex="Monospace" style:font-size-complex="10pt"/>
    </style:style>
    <style:style style:name="T10" style:family="text">
      <style:text-properties fo:color="#3f7f7f" style:font-name="Monospace" style:font-name-asian="Monospace" style:font-name-complex="Monospace"/>
    </style:style>
    <style:style style:name="T11" style:family="text">
      <style:text-properties fo:color="#7f007f"/>
    </style:style>
    <style:style style:name="T12" style:family="text">
      <style:text-properties style:text-underline-style="none"/>
    </style:style>
    <style:style style:name="T13" style:family="text">
      <style:text-properties fo:font-size="8pt"/>
    </style:style>
    <style:style style:name="T14" style:family="text">
      <style:text-properties style:font-size-asian="8pt"/>
    </style:style>
    <style:style style:name="T15" style:family="text">
      <style:text-properties style:font-size-complex="8pt"/>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fe Cycle of the Lucene Web Service</text:p>
      <text:p text:style-name="Standard"/>
      <text:p text:style-name="Standard">Before You Begin</text:p>
      <text:p text:style-name="Standard">The Lucene Web Service is implemented as a Java servlet, built upon the Spring web framework. If you are not familiar with either Java servlets or the Spring framework, please familiarize yourself briefly with these concepts first.</text:p>
      <text:p text:style-name="Standard"/>
      <text:p text:style-name="Standard">To learn about the Spring framework, please visit <text:a xlink:type="simple" xlink:href="http://www.springframework.org/documentation">http://www.springframework.org/documentation</text:a><text:a xlink:type="simple" xlink:href="http://www.springframework.org/documentation"><text:span text:style-name="T12">.</text:span></text:a></text:p>
      <text:p text:style-name="Standard"/>
      <text:p text:style-name="Standard">Initialization</text:p>
      <text:p text:style-name="Standard">The the Lucene Web Service WAR file is deployed to the servlet container (e.g. - Apache Tomcat), the servlet container first initializes the servlet. It first looks for the web.xml file located in the WEB-INF directory of the WAR file. The Lucene Web Service's web.xml file is relatively small, but there are a few, critical parts worth noting. One servlet is defined, named “lucene”. Notice that it declared as an instance of the org.springframework.web.servlet.DispatcherServlet class. This class is a canned class provided by the Spring framework. The Lucene Web Service project itself defines no class that extends the HttpServlet class. Rather, it relies upon the behaviour of the Spring-provided class.</text:p>
      <text:p text:style-name="Standard"/>
      <text:p text:style-name="Standard">The servlet container then instantiates an instance of <text:s/>org.springframework.web.servlet.DispatcherServlet. This class begins by searching for another file in the WEB-INF directory named “lucene-servlet.xml” (it always looks for a file whose name is of the form “[servlet-name]-servlet.xml”). This XML file is what's referred to as a Spring application context. It ultimately dictates what objects must be constructed for the web service to function. Looking at the lucene-servlet.xml file, you will see that the root element is called “beans”. Every child element under this has the name “bean”. A bean element defines an instance of a Java class to be constructed. The bean element has an attribute called “class”. This attribute is the fully qualified name of the Java class to be constructed. Bean elements can contain “property” elements. These elements define property values on the bean in question. A property element has a “name” attribute. This refers to the Java beans property name on the object. For example, suppose the Java class has a method called “setAge(int age)”. The property in question would have the name “age”. Property elements also have a “value” attribute. The Spring framework is largely responsible for converting these attribute values into the appropriate data types for the Java class.</text:p>
      <text:p text:style-name="Standard"/>
      <text:p text:style-name="Standard"><text:tab/>&lt;bean class=“Person”&gt;</text:p>
      <text:p text:style-name="Standard"><text:tab/><text:tab/>&lt;property name=“age” value=“45” /&gt;</text:p>
      <text:p text:style-name="Standard"><text:tab/>&lt;/bean&gt;</text:p>
      <text:p text:style-name="Standard"/>
      <text:p text:style-name="Standard">Handling a Request</text:p>
      <text:p text:style-name="Standard">When the servlet receives a request, it is handled by the Spring-provided DispatcherServlet mentioned earlier. This servlet scans through the application context, looking for a bean whose class implements the org.springframework.web.servlet.HandlerMapping interface. In the Lucene Web Service, the first such bean is named “handlerMapping”. It is an instance of the net.lucenews3.ResourceHandlerMapping class. The dispatcher servlet then calls the getHandler(HttpServletRequest) method of this object.</text:p>
      <text:p text:style-name="Standard"/>
      <text:p text:style-name="Standard">The ResourceHandlerMapping object begins by splitting the request path into tokens, separated by forward slashes (“/”). For example, the path “/books/lord-of-the-rings” is split into (“books”, “lord-of-the-rings”). This path is parsed, attempting to determine what kind of resource is being requested (this is a REST-based web servlet, after all).</text:p>
      <text:p text:style-name="Standard"><text:soft-page-break/></text:p>
      <text:p text:style-name="Standard">Once the type of resource is determined, the ResourceHandlerMapping object then further delegates the task onto another object which implements the org.springframework.web.servlet.HandlerMapping interface mentioned earlier. The types of resources are:</text:p>
      <text:list text:style-name="L1">
        <text:list-item>
          <text:p text:style-name="P2">Service</text:p>
        </text:list-item>
        <text:list-item>
          <text:p text:style-name="P2">Service properties</text:p>
        </text:list-item>
        <text:list-item>
          <text:p text:style-name="P2">Index</text:p>
        </text:list-item>
        <text:list-item>
          <text:p text:style-name="P2">Index properties</text:p>
        </text:list-item>
        <text:list-item>
          <text:p text:style-name="P2">OpenSearch description document</text:p>
        </text:list-item>
        <text:list-item>
          <text:p text:style-name="P2">Document</text:p>
        </text:list-item>
      </text:list>
      <text:p text:style-name="Standard"/>
      <text:p text:style-name="Standard">You can see in the application context that one bean has been defined for each of these types. For example, there is a bean named “serviceHandlerMapping”. You can see that each of these beans is used by the root handler mapping mentioned earlier:</text:p>
      <text:p text:style-name="Standard"/>
      <text:p text:style-name="P1"><text:span text:style-name="T1"><text:tab/></text:span><text:span text:style-name="T5">&lt;</text:span><text:span text:style-name="T8">bean </text:span><text:span text:style-name="T11">id</text:span><text:span text:style-name="T1">=</text:span><text:span text:style-name="T4">"handlerMapping" </text:span><text:span text:style-name="T11">class</text:span><text:span text:style-name="T1">=</text:span><text:span text:style-name="T4">"net.lucenews3.ResourceHandlerMapping"</text:span><text:span text:style-name="T5">&gt;</text:span></text:p>
      <text:p text:style-name="P6"><text:span text:style-name="T1"><text:tab/><text:tab/></text:span><text:span text:style-name="T5">&lt;</text:span><text:span text:style-name="T8">property </text:span><text:span text:style-name="T11">name</text:span><text:span text:style-name="T1">=</text:span><text:span text:style-name="T4">"serviceHandlerMapping" <text:s text:c="10"/></text:span><text:span text:style-name="T11">ref</text:span><text:span text:style-name="T1">=</text:span><text:span text:style-name="T4">"serviceHandlerMapping"</text:span><text:span text:style-name="T5">/&gt;</text:span></text:p>
      <text:p text:style-name="P6"><text:span text:style-name="T1"><text:tab/><text:tab/></text:span><text:span text:style-name="T5">&lt;</text:span><text:span text:style-name="T8">property </text:span><text:span text:style-name="T11">name</text:span><text:span text:style-name="T1">=</text:span><text:span text:style-name="T4">"servicePropertiesHandlerMapping" </text:span><text:span text:style-name="T11">ref</text:span><text:span text:style-name="T1">=</text:span><text:span text:style-name="T4">"servicePropertiesHandlerMapping"</text:span><text:span text:style-name="T5">/&gt;</text:span></text:p>
      <text:p text:style-name="P6"><text:span text:style-name="T1"><text:tab/><text:tab/></text:span><text:span text:style-name="T5">&lt;</text:span><text:span text:style-name="T8">property </text:span><text:span text:style-name="T11">name</text:span><text:span text:style-name="T1">=</text:span><text:span text:style-name="T4">"indexHandlerMapping" <text:s text:c="12"/></text:span><text:span text:style-name="T11">ref</text:span><text:span text:style-name="T1">=</text:span><text:span text:style-name="T4">"indexHandlerMapping"</text:span><text:span text:style-name="T5">/&gt;</text:span></text:p>
      <text:p text:style-name="P6"><text:span text:style-name="T1"><text:tab/><text:tab/></text:span><text:span text:style-name="T5">&lt;</text:span><text:span text:style-name="T8">property </text:span><text:span text:style-name="T11">name</text:span><text:span text:style-name="T1">=</text:span><text:span text:style-name="T4">"indexPropertiesHandlerMapping" <text:s text:c="2"/></text:span><text:span text:style-name="T11">ref</text:span><text:span text:style-name="T1">=</text:span><text:span text:style-name="T4">"indexPropertiesHandlerMapping"</text:span><text:span text:style-name="T5">/&gt;</text:span></text:p>
      <text:p text:style-name="P6"><text:span text:style-name="T1"><text:tab/><text:tab/></text:span><text:span text:style-name="T5">&lt;</text:span><text:span text:style-name="T8">property </text:span><text:span text:style-name="T11">name</text:span><text:span text:style-name="T1">=</text:span><text:span text:style-name="T4">"documentHandlerMapping" <text:s text:c="9"/></text:span><text:span text:style-name="T11">ref</text:span><text:span text:style-name="T1">=</text:span><text:span text:style-name="T4">"documentHandlerMapping"</text:span><text:span text:style-name="T5">/&gt;</text:span></text:p>
      <text:p text:style-name="P22"><text:span text:style-name="T3"><text:tab/></text:span><text:span text:style-name="T7">&lt;/</text:span><text:span text:style-name="T10">bean</text:span><text:span text:style-name="T7">&gt;</text:span></text:p>
      <text:p text:style-name="Standard"/>
      <text:p text:style-name="Standard">Each of the resource beans is an instance of the net.lucenews3.RequestMethodHandlerMapping. This class, like the ResourceHandlerMapping before, delegates responsible onto other handler mappings, except this time it is according to request method rather than resource type. Suppose the following request arrives:</text:p>
      <text:p text:style-name="Standard"/>
      <text:p text:style-name="Standard"><text:tab/>PUT /books/lord-of-the-rings HTTP/1.0</text:p>
      <text:p text:style-name="Standard"/>
      <text:p text:style-name="Standard">The Spring framework asks the ResourceHandlerMapping to determine how this request is to be handled. The ResourceHandlerMapping determines that this path represents a document (document “lord-of-the-rings” found in the “books” index). The ResourceHandlerMapping then asks its documentHandlerMapping to determine how the request is to be handled. This documentHandlerMapping happens to be an instance of the RequestMethodHandlerMapping. Therefore, the documentHandlerMapping determines that because the request method is “PUT”, it will further delegate responsibility onto its “putHandlerMapping” object. Finally, the putHandlerMapping object will most likely be a simple object which returns the controller that will ultimately handle the request.</text:p>
      <text:p text:style-name="Standard"/>
      <text:p text:style-name="Standard">Controllers are objects which implement the org.springframework.web.servlet.mvc.Controller interface. It is similar to the HttpServlet object provided by Java EE, though only having one method:</text:p>
      <text:p text:style-name="Standard"/>
      <text:p text:style-name="Standard"><text:tab/> ModelAndView handleRequest(HttpServletRequest request, HttpServletResponse response) </text:p>
      <text:p text:style-name="Standard"/>
      <text:p text:style-name="Standard">The two parameters are the same HttpServletRequest and HttpServletResponse objects used in standard Java servlets. The object returned, however, is a class provided by the Spring framework. This ModelAndView object, as the name suggests, determines which view will present the response as well as the data model that the view will take advantage of to accomplish its task. You will be pleased to know that the “handleRequest” method throws Exception, meaning you do not have to handle any exceptions within your controller if you do not want to.</text:p>
      <text:p text:style-name="Standard"><text:soft-page-break/></text:p>
      <text:p text:style-name="Standard">Exception Handling</text:p>
      <text:p text:style-name="Standard">If an exception is thrown during the handling of a request, it is caught by the Spring framework. The framework thens scans through our application context, looking for any bean whose class implements the import org.springframework.web.servlet.HandlerExceptionResolver interface. This interface is similar to Spring's org.springframework.web.servlet.HandlerMapping interface mentioned earlier, except that is also provides the exception that was thrown to assist in the mapping. An object implementing this interface will provide Spring the appropriate handler for the given exception. The exception can then be handled by a custom controller rather than the servlet container's default behavior. In the Lucene Web Service, there exists a bean of the net.lucenews3.DefaultHandlerExceptionResolver class, which is responsible for handling exceptions. It passes the responsibility of displaying the error on to the “error” view.</text:p>
      <text:p text:style-name="Standard"/>
      <text:p text:style-name="Standard">Resolving Views</text:p>
      <text:p text:style-name="Standard">After a request has been handled by a controller, the Spring framework now has a ModelAndView object in hand. From this object, Spring determines either the name of the view to present the response or the View object itself. If only the view name is provided, Spring then attempts to locate an appropriate View object. It does this by scanning the application context for the first bean whose class implements the org.springframework.web.servlet.ViewResolver interface. This interface defines only one method:</text:p>
      <text:p text:style-name="Standard"/>
      <text:p text:style-name="Standard"><text:tab/>View resolveViewName(String viewName, Locale locale)</text:p>
      <text:p text:style-name="Standard"/>
      <text:p text:style-name="Standard">The Lucene Web Service defines a very simple class for resolving views, named net.lucenews3.DefaultViewResolver. This class simply maintains a Map object internally, mapping view names to View objects.</text:p>
      <text:p text:style-name="Standard"/>
      <text:p text:style-name="P6"><text:span text:style-name="T1"><text:tab/></text:span><text:span text:style-name="T5">&lt;</text:span><text:span text:style-name="T8">bean </text:span><text:span text:style-name="T11">id</text:span><text:span text:style-name="T1">=</text:span><text:span text:style-name="T4">"viewResolver" </text:span><text:span text:style-name="T11">class</text:span><text:span text:style-name="T1">=</text:span><text:span text:style-name="T4">"net.lucenews3.DefaultViewResolver"</text:span><text:span text:style-name="T5">&gt;</text:span></text:p>
      <text:p text:style-name="P6"><text:span text:style-name="T1"><text:tab/><text:tab/></text:span><text:span text:style-name="T5">&lt;</text:span><text:span text:style-name="T8">property </text:span><text:span text:style-name="T11">name</text:span><text:span text:style-name="T1">=</text:span><text:span text:style-name="T4">"viewsByName"</text:span><text:span text:style-name="T5">&gt;</text:span></text:p>
      <text:p text:style-name="P6"><text:span text:style-name="T1"><text:tab/><text:tab/><text:tab/></text:span><text:span text:style-name="T5">&lt;</text:span><text:span text:style-name="T8">map</text:span><text:span text:style-name="T5">&gt;</text:span></text:p>
      <text:p text:style-name="P6"><text:span text:style-name="T1"><text:tab/><text:tab/><text:tab/><text:tab/></text:span><text:span text:style-name="T5">&lt;</text:span><text:span text:style-name="T8">entry </text:span><text:span text:style-name="T11">key</text:span><text:span text:style-name="T1">=</text:span><text:span text:style-name="T4">"service/get" </text:span><text:span text:style-name="T11">value-ref</text:span><text:span text:style-name="T1">=</text:span><text:span text:style-name="T4">"introspectionView" </text:span><text:span text:style-name="T5">/&gt;</text:span></text:p>
      <text:p text:style-name="P6"><text:span text:style-name="T1"><text:tab/><text:tab/><text:tab/><text:tab/></text:span><text:span text:style-name="T5">&lt;</text:span><text:span text:style-name="T8">entry </text:span><text:span text:style-name="T11">key</text:span><text:span text:style-name="T1">=</text:span><text:span text:style-name="T4">"search/results" </text:span><text:span text:style-name="T11">value-ref</text:span><text:span text:style-name="T1">=</text:span><text:span text:style-name="T4">"openSearchResponseView" </text:span><text:span text:style-name="T5">/&gt;</text:span></text:p>
      <text:p text:style-name="P6"><text:span text:style-name="T1"><text:tab/><text:tab/><text:tab/><text:tab/></text:span><text:span text:style-name="T5">&lt;</text:span><text:span text:style-name="T8">entry </text:span><text:span text:style-name="T11">key</text:span><text:span text:style-name="T1">=</text:span><text:span text:style-name="T4">"document/get" </text:span><text:span text:style-name="T11">value-ref</text:span><text:span text:style-name="T1">=</text:span><text:span text:style-name="T4">"documentView" </text:span><text:span text:style-name="T5">/&gt;</text:span></text:p>
      <text:p text:style-name="P6"><text:span text:style-name="T1"><text:tab/><text:tab/><text:tab/><text:tab/></text:span><text:span text:style-name="T5">&lt;</text:span><text:span text:style-name="T8">entry </text:span><text:span text:style-name="T11">key</text:span><text:span text:style-name="T1">=</text:span><text:span text:style-name="T4">"serviceProperties/get" </text:span><text:span text:style-name="T11">value-ref</text:span><text:span text:style-name="T1">=</text:span><text:span text:style-name="T4">"propertiesView" </text:span><text:span text:style-name="T5">/&gt;</text:span></text:p>
      <text:p text:style-name="P6"><text:span text:style-name="T1"><text:tab/><text:tab/><text:tab/><text:tab/></text:span><text:span text:style-name="T5">&lt;</text:span><text:span text:style-name="T8">entry </text:span><text:span text:style-name="T11">key</text:span><text:span text:style-name="T1">=</text:span><text:span text:style-name="T4">"indexProperties/get" </text:span><text:span text:style-name="T11">value-ref</text:span><text:span text:style-name="T1">=</text:span><text:span text:style-name="T4">"propertiesView" </text:span><text:span text:style-name="T5">/&gt;</text:span></text:p>
      <text:p text:style-name="P6"><text:span text:style-name="T1"><text:tab/><text:tab/><text:tab/><text:tab/></text:span><text:span text:style-name="T5">&lt;</text:span><text:span text:style-name="T8">entry </text:span><text:span text:style-name="T11">key</text:span><text:span text:style-name="T1">=</text:span><text:span text:style-name="T4">"error" </text:span><text:span text:style-name="T11">value-ref</text:span><text:span text:style-name="T1">=</text:span><text:span text:style-name="T4">"exceptionView" </text:span><text:span text:style-name="T5">/&gt;</text:span></text:p>
      <text:p text:style-name="P6"><text:span text:style-name="T1"><text:tab/><text:tab/><text:tab/></text:span><text:span text:style-name="T5">&lt;/</text:span><text:span text:style-name="T8">map</text:span><text:span text:style-name="T5">&gt;</text:span></text:p>
      <text:p text:style-name="P6"><text:span text:style-name="T1"><text:tab/><text:tab/></text:span><text:span text:style-name="T5">&lt;/</text:span><text:span text:style-name="T8">property</text:span><text:span text:style-name="T5">&gt;</text:span></text:p>
      <text:p text:style-name="P22"><text:span text:style-name="T3"><text:tab/></text:span><text:span text:style-name="T7">&lt;/</text:span><text:span text:style-name="T10">bean</text:span><text:span text:style-name="T7">&gt;</text:span></text:p>
      <text:p text:style-name="P22"><text:span text:style-name="T7"/></text:p>
      <text:p text:style-name="Standard">Therefore, if a request is received whose controller determines that it is to be presented via the “service/get” view, then this DefaultViewResolver object will simply provide the bean whose name is “introspectionView” to handle the presentation.</text:p>
      <text:p text:style-name="Standard"/>
      <text:p text:style-name="Standard">Controllers</text:p>
      <text:p text:style-name="Standard">A controller within a Spring framework is any class which implements the org.springframework.web.servlet.mvc.Controller interface. This interface defines only one method:</text:p>
      <text:p text:style-name="Standard"/>
      <text:p text:style-name="Standard">ModelAndView handleRequest(HttpServletRequest request, HttpServletResponse response)</text:p>
      <text:p text:style-name="Standard"/>
      <text:p text:style-name="Standard">A class implementing this interface must return a ModelAndView object. As the name suggests, this object tells the Spring framework which view to present the response with as well as what model data to provide the view.</text:p>
      <text:p text:style-name="Standard"><text:soft-page-break/>Within the Lucene Web Service controller classes have been written for each method supported by each resource type. For example, there exist three controller classes regarding documents:</text:p>
      <text:list text:style-name="L2">
        <text:list-item>
          <text:p text:style-name="P3">DocumentCreateController</text:p>
        </text:list-item>
        <text:list-item>
          <text:p text:style-name="P3">DocumentGetController</text:p>
        </text:list-item>
        <text:list-item>
          <text:p text:style-name="P3">DocumentUpdateController</text:p>
        </text:list-item>
      </text:list>
      <text:p text:style-name="Standard"/>
      <text:p text:style-name="Standard">Views</text:p>
      <text:p text:style-name="Standard">A view within the Spring framework is any class which implements the org.springframework.web.servlet.View interface. This interface defines two methods:</text:p>
      <text:p text:style-name="Standard"/>
      <text:p text:style-name="Standard">String getContentType() </text:p>
      <text:p text:style-name="Standard">void render(Map model, HttpServletRequest request, HttpServletResponse response)</text:p>
      <text:p text:style-name="Standard"/>
      <text:p text:style-name="Standard">An object which implements this interface will provide the Spring framework the content type of the response via the getContentType method. Final rendering of the response is done via the render method. When called, the Spring framework will provide the data returned from the controller via the ModelAndView object as the first parameter.</text:p>
      <text:p text:style-name="Standard"/>
      <text:p text:style-name="Standard">Putting it all Together</text:p>
      <text:p text:style-name="Standard">When the Spring framework receives a request, it first determines how the request will be handled. It scans through the application context, looking for a bean whose class implements the org.springframework.web.servlet.HandlerMapping interface. This interface defines only one method:</text:p>
      <text:p text:style-name="Standard"/>
      <text:p text:style-name="Standard">HandlerExecutionChain getHandler(HttpServletRequest request)</text:p>
      <text:p text:style-name="Standard"/>
      <text:p text:style-name="Standard">The HandlerExecutionChain returned from this method contains the <text:span text:style-name="T16">handler</text:span><text:span text:style-name="T17"> for the request. For the purposes of the Lucene Web Service, the handler will almost always be a controller.</text:span></text:p>
      <text:p text:style-name="Standard"><text:span text:style-name="T17"/></text:p>
      <text:p text:style-name="Standard"><text:span text:style-name="T17">The Spring framework will find the bean named “handlerMapping” whose class is net.lucenews3.ResourceHandlerMapping. Being a REST-ful web service, the Lucene Web Service operates primarily in terms of </text:span><text:span text:style-name="T16">resources</text:span><text:span text:style-name="T17">. This class parses the request path, determining what </text:span><text:span text:style-name="T16">type</text:span><text:span text:style-name="T17"> of resource is being requested. Possible types include:</text:span></text:p>
      <text:list text:style-name="L3">
        <text:list-item>
          <text:p text:style-name="P4"><text:span text:style-name="T17">Service</text:span></text:p>
        </text:list-item>
        <text:list-item>
          <text:p text:style-name="P4"><text:span text:style-name="T17">Service properties</text:span></text:p>
        </text:list-item>
        <text:list-item>
          <text:p text:style-name="P4"><text:span text:style-name="T17">Index</text:span></text:p>
        </text:list-item>
        <text:list-item>
          <text:p text:style-name="P4"><text:span text:style-name="T17">Index properties</text:span></text:p>
        </text:list-item>
        <text:list-item>
          <text:p text:style-name="P4"><text:span text:style-name="T17">OpenSearch description document</text:span></text:p>
        </text:list-item>
        <text:list-item>
          <text:p text:style-name="P4"><text:span text:style-name="T17">Document</text:span></text:p>
        </text:list-item>
      </text:list>
      <text:p text:style-name="Standard"><text:span text:style-name="T17"/></text:p>
      <text:p text:style-name="Standard"><text:span text:style-name="T17">Once the ResourceHandlerMapping has determined what </text:span><text:span text:style-name="T16">type</text:span><text:span text:style-name="T17"> of resource is requested, it delegates responsibility on to the appropriate sub-mapping. For example, if a request for an index was received, the ResourceHandlerMapping object would delegate responsibility to its indexHandlerMapping property (which is of type HandlerMapping).</text:span></text:p>
      <text:p text:style-name="Standard"><text:span text:style-name="T17"/></text:p>
      <text:p text:style-name="Standard"><text:span text:style-name="T17">The ResourceHandlerMapping is a delegating handler mapping. This means that it itself does not determine the appropriate HandlerExecutionChain for a given request. Rather, it contains several other objects that implement HandlerMapping, one for each type of resource that can be requested (service, index, document, etc...). Once it determines which type of resource is being requested, it can delegate responsibility accordingly.</text:span></text:p>
      <text:p text:style-name="Standard"><text:soft-page-break/><text:span text:style-name="T17">In the Lucene Web Service, each delegate HandlerMapping object is most likely an instance of RequestMethodHandlerMapping. This handler mapping class, must like ResourceHandlerMapping, delegates the responsibility of determining the appropriate HandlerExecutionChain onto another HandlerMapping object. In this case, the choice of delegate is based upon the request method of the incoming request (e.g. - GET, POST, PUT, DELETE, etc...).</text:span></text:p>
      <text:p text:style-name="Standard"><text:span text:style-name="T17"/></text:p>
      <text:list text:style-name="L4">
        <text:list-item>
          <text:p text:style-name="P5"><text:span text:style-name="T17">ResourceHandlerMapping</text:span></text:p>
          <text:list>
            <text:list-item>
              <text:p text:style-name="P5"><text:span text:style-name="T17">Index</text:span></text:p>
              <text:list>
                <text:list-item>
                  <text:p text:style-name="P5"><text:span text:style-name="T17">RequestMethodHandlerMapping</text:span></text:p>
                  <text:list>
                    <text:list-item>
                      <text:p text:style-name="P5"><text:span text:style-name="T17">GET</text:span></text:p>
                      <text:list>
                        <text:list-item>
                          <text:p text:style-name="P5"><text:span text:style-name="T17">IndexGetController</text:span></text:p>
                        </text:list-item>
                      </text:list>
                    </text:list-item>
                    <text:list-item>
                      <text:p text:style-name="P5"><text:span text:style-name="T17">POST</text:span></text:p>
                      <text:list>
                        <text:list-item>
                          <text:p text:style-name="P5"><text:span text:style-name="T17">IndexPostController</text:span></text:p>
                        </text:list-item>
                      </text:list>
                    </text:list-item>
                    <text:list-item>
                      <text:p text:style-name="P5"><text:span text:style-name="T17">PUT</text:span></text:p>
                      <text:list>
                        <text:list-item>
                          <text:p text:style-name="P5"><text:span text:style-name="T17">IndexPutController</text:span></text:p>
                        </text:list-item>
                      </text:list>
                    </text:list-item>
                    <text:list-item>
                      <text:p text:style-name="P5"><text:span text:style-name="T17">DELETE</text:span></text:p>
                      <text:list>
                        <text:list-item>
                          <text:p text:style-name="P5"><text:span text:style-name="T17">IndexDeleteController</text:span></text:p>
                        </text:list-item>
                      </text:list>
                    </text:list-item>
                  </text:list>
                </text:list-item>
              </text:list>
            </text:list-item>
            <text:list-item>
              <text:p text:style-name="P5"><text:span text:style-name="T17">Document</text:span></text:p>
              <text:list>
                <text:list-item>
                  <text:p text:style-name="P5"><text:span text:style-name="T17">RequestMethodHandlerMapping</text:span></text:p>
                  <text:list>
                    <text:list-item>
                      <text:p text:style-name="P5"><text:span text:style-name="T17">GET</text:span></text:p>
                      <text:list>
                        <text:list-item>
                          <text:p text:style-name="P5"><text:span text:style-name="T17">DocumentGetController</text:span></text:p>
                        </text:list-item>
                      </text:list>
                    </text:list-item>
                    <text:list-item>
                      <text:p text:style-name="P5"><text:span text:style-name="T17">POST</text:span></text:p>
                      <text:list>
                        <text:list-item>
                          <text:p text:style-name="P5"><text:span text:style-name="T17">DocumentPostController</text:span></text:p>
                        </text:list-item>
                      </text:list>
                    </text:list-item>
                    <text:list-item>
                      <text:p text:style-name="P5"><text:span text:style-name="T17">PUT</text:span></text:p>
                      <text:list>
                        <text:list-item>
                          <text:p text:style-name="P5"><text:span text:style-name="T17">DocumentPutController</text:span></text:p>
                        </text:list-item>
                      </text:list>
                    </text:list-item>
                    <text:list-item>
                      <text:p text:style-name="P5"><text:span text:style-name="T17">DELETE</text:span></text:p>
                      <text:list>
                        <text:list-item>
                          <text:p text:style-name="P5"><text:span text:style-name="T17">DocumentDeleteController</text:span></text:p>
                        </text:list-item>
                      </text:list>
                    </text:list-item>
                  </text:list>
                </text:list-item>
              </text:list>
            </text:list-item>
          </text:list>
        </text:list-item>
      </text:list>
      <text:p text:style-name="Standard"><text:span text:style-name="T17"/></text:p>
      <text:p text:style-name="Standard"><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Adam</meta:initial-creator>
    <meta:creation-date>2008-09-07T14:37:39</meta:creation-date>
    <dc:creator>Adam</dc:creator>
    <dc:date>2008-09-07T15:55:32</dc:date>
    <meta:editing-cycles>55</meta:editing-cycles>
    <meta:editing-duration>PT1H17M54S</meta:editing-duration>
    <meta:user-defined meta:name="Info 1"/>
    <meta:user-defined meta:name="Info 2"/>
    <meta:user-defined meta:name="Info 3"/>
    <meta:user-defined meta:name="Info 4"/>
    <meta:document-statistic meta:table-count="0" meta:image-count="0" meta:object-count="0" meta:page-count="5" meta:paragraph-count="101" meta:word-count="1723" meta:character-count="12605"/>
  </office:meta>
</office:document-meta>
</file>